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textarea-horizontal-align="justify" draw:textarea-vertical-align="middle" draw:auto-grow-height="true" fo:min-height="0cm" fo:min-width="0cm" fo:wrap-option="wrap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/>
    </style:style>
    <style:style style:name="T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.9cm" svg:x="1cm" svg:y="1cm">
          <text:p text:style-name="P1"><text:span text:style-name="T1">ITEM REGISTRATION</text:span></text:p>
          <text:p text:style-name="P1"><text:span text:style-name="T2"/></text:p>
          <text:p text:style-name="P1"><text:span text:style-name="T2">This is the flow of the transaction upon the arrival of the item on the Properties and Supplies.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2.044cm" svg:height="0.913cm" svg:x="1.4cm" svg:y="4.287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6.542cm" svg:height="1.04cm" svg:x="1.658cm" svg:y="6.16cm">
          <text:p text:style-name="P1"><text:span text:style-name="T2">The user will prepare the item for inventory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2" xml:id="id4" draw:id="id4" draw:layer="layout" svg:width="8.1cm" svg:height="2.077cm" svg:x="2.2cm" svg:y="8.4cm">
          <text:p text:style-name="P1"><text:span text:style-name="T2">Is the item to be stored in the Storag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5" draw:id="id5" draw:layer="layout" svg:width="4.5cm" svg:height="1.039cm" svg:x="4cm" svg:y="11.861cm">
          <text:p text:style-name="P1"><text:span text:style-name="T2">The user will keep the item in the storage ro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line-skew="-0.18cm" svg:x1="2.422cm" svg:y1="5.2cm" svg:x2="4.929cm" svg:y2="6.16cm" draw:start-shape="id1" draw:start-glue-point="6" draw:end-shape="id2" draw:end-glue-point="4" svg:d="M2422 5200v300h2507v660">
          <text:p/>
        </draw:connector>
        <draw:connector draw:style-name="gr3" draw:text-style-name="P2" draw:layer="layout" svg:x1="8.2cm" svg:y1="6.68cm" svg:x2="9.8cm" svg:y2="5.852cm" draw:start-shape="id2" draw:start-glue-point="7" draw:end-shape="id3" svg:d="M8200 6680h801v-828h799">
          <text:p/>
        </draw:connector>
        <draw:connector draw:style-name="gr4" draw:text-style-name="P2" draw:layer="layout" svg:x1="6.25cm" svg:y1="10.477cm" svg:x2="6.25cm" svg:y2="11.861cm" draw:start-shape="id4" draw:start-glue-point="6" draw:end-shape="id5" draw:end-glue-point="4" svg:d="M6250 10477v1384">
          <text:p text:style-name="P1"><text:span text:style-name="T2">Yes</text:span></text:p>
        </draw:connector>
        <draw:connector draw:style-name="gr3" draw:text-style-name="P2" draw:layer="layout" draw:line-skew="0cm -0.298cm" svg:x1="4cm" svg:y1="12.381cm" svg:x2="6.25cm" svg:y2="8.4cm" draw:start-shape="id5" draw:start-glue-point="5" draw:end-shape="id4" draw:end-glue-point="4" svg:d="M4000 12381h-2301v-4781h4551v800">
          <text:p/>
        </draw:connector>
        <draw:custom-shape draw:style-name="gr2" draw:text-style-name="P2" xml:id="id7" draw:id="id7" draw:layer="layout" svg:width="6.369cm" svg:height="1.039cm" svg:x="13.331cm" svg:y="10.061cm">
          <text:p text:style-name="P1"><text:span text:style-name="T2">The user will distribute the item to its respective own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0.3cm" svg:y1="9.439cm" svg:x2="13cm" svg:y2="8.483cm" draw:start-shape="id4" draw:start-glue-point="7" draw:end-shape="id6" draw:end-glue-point="5" svg:d="M10300 9439h1351v-956h1349">
          <text:p text:style-name="P1"><text:span text:style-name="T2">No</text:span></text:p>
        </draw:connector>
        <draw:connector draw:style-name="gr3" draw:text-style-name="P2" draw:layer="layout" draw:line-skew="-0.183cm" svg:x1="16.516cm" svg:y1="11.1cm" svg:x2="15.7cm" svg:y2="12.067cm" draw:start-shape="id7" draw:start-glue-point="6" draw:end-shape="id8" draw:end-glue-point="4" svg:d="M16516 11100v300h-816v667">
          <text:p/>
        </draw:connector>
        <draw:custom-shape draw:style-name="gr2" draw:text-style-name="P2" xml:id="id16" draw:id="id16" draw:layer="layout" svg:width="1.251cm" svg:height="0.913cm" svg:x="19.049cm" svg:y="25.5cm">
          <text:p text:style-name="P1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" draw:id="id6" draw:layer="layout" svg:width="7cm" svg:height="1.434cm" svg:x="13cm" svg:y="7.766cm">
          <text:p text:style-name="P1"><text:span text:style-name="T2">The user will prepare the item for transfer to its respective own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2" draw:layer="layout" draw:line-skew="0.15cm" svg:x1="12.95cm" svg:y1="6.398cm" svg:x2="6.25cm" svg:y2="8.4cm" draw:start-shape="id3" draw:start-glue-point="6" draw:end-shape="id4" draw:end-glue-point="4" svg:d="M12950 6398v1202h-6700v800">
          <text:p/>
        </draw:connector>
        <draw:connector draw:style-name="gr3" draw:text-style-name="P2" draw:layer="layout" svg:x1="16.5cm" svg:y1="9.2cm" svg:x2="16.516cm" svg:y2="10.061cm" draw:start-shape="id6" draw:start-glue-point="6" draw:end-shape="id7" draw:end-glue-point="4" svg:d="M16500 9200v431h16v430">
          <text:p/>
        </draw:connector>
        <draw:custom-shape draw:style-name="gr2" draw:text-style-name="P2" xml:id="id3" draw:id="id3" draw:layer="layout" svg:width="6.3cm" svg:height="1.296cm" svg:x="9.8cm" svg:y="5.204cm">
          <text:p text:style-name="P1"><text:span text:style-name="T2">The user will record the informations of the item into the syste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xml:id="id8" draw:id="id8" draw:layer="layout" svg:width="5.6cm" svg:height="1.433cm" svg:x="12.9cm" svg:y="12.067cm">
          <text:p text:style-name="P1"><text:span text:style-name="T3">The user will check if the data of the owner exists in the system and is qualified to own an i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5.4cm" svg:height="2.865cm" svg:x="1.2cm" svg:y="14.7cm">
          <text:p text:style-name="P1"><text:span text:style-name="T3">Does the data exists and is it 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0.2cm" svg:x1="15.7cm" svg:y1="13.5cm" svg:x2="3.9cm" svg:y2="14.7cm" draw:start-shape="id8" draw:start-glue-point="6" draw:end-shape="id9" draw:end-glue-point="4" svg:d="M15700 13500v400h-11800v800">
          <text:p/>
        </draw:connector>
        <draw:custom-shape draw:style-name="gr2" draw:text-style-name="P3" xml:id="id10" draw:id="id10" draw:layer="layout" svg:width="7.8cm" svg:height="1.04cm" svg:x="8.3cm" svg:y="15.6cm">
          <text:p text:style-name="P1"><text:span text:style-name="T3">The user will approach the Human Resource Offic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3" draw:layer="layout" svg:x1="6.6cm" svg:y1="16.133cm" svg:x2="8.3cm" svg:y2="16.12cm" draw:start-shape="id9" draw:start-glue-point="7" draw:end-shape="id10" draw:end-glue-point="3" svg:d="M6600 16133h851v-13h849">
          <text:p text:style-name="P1"><text:span text:style-name="T3">No</text:span></text:p>
        </draw:connector>
        <draw:custom-shape draw:style-name="gr2" draw:text-style-name="P3" xml:id="id11" draw:id="id11" draw:layer="layout" svg:width="6.1cm" svg:height="1.296cm" svg:x="12.4cm" svg:y="17.6cm">
          <text:p text:style-name="P1"><text:span text:style-name="T3">The Human Resource Office will input necessary data on the syste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draw:line-skew="-0.221cm" svg:x1="12.2cm" svg:y1="16.64cm" svg:x2="15.45cm" svg:y2="17.6cm" draw:start-shape="id10" draw:start-glue-point="6" draw:end-shape="id11" draw:end-glue-point="0" svg:d="M12200 16640v260h3250v700">
          <text:p/>
        </draw:connector>
        <draw:connector draw:style-name="gr3" draw:text-style-name="P1" draw:layer="layout" draw:line-skew="0.498cm" svg:x1="18.5cm" svg:y1="18.248cm" svg:x2="18.5cm" svg:y2="12.783cm" draw:start-shape="id11" draw:start-glue-point="7" draw:end-shape="id8" svg:d="M18500 18248h1000v-5465h-1000">
          <text:p/>
        </draw:connector>
        <draw:custom-shape draw:style-name="gr2" draw:text-style-name="P3" xml:id="id13" draw:id="id13" draw:layer="layout" svg:width="4cm" svg:height="1.039cm" svg:x="1.9cm" svg:y="21.061cm">
          <text:p text:style-name="P1"><text:span text:style-name="T3">The system will check the type of the i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3.9cm" svg:y1="17.565cm" svg:x2="3.9cm" svg:y2="18.93cm" draw:start-shape="id9" draw:start-glue-point="6" draw:end-shape="id12" draw:end-glue-point="4" svg:d="M3900 17565v1365">
          <text:p text:style-name="P1"><text:span text:style-name="T3">Yes</text:span></text:p>
        </draw:connector>
        <draw:custom-shape draw:style-name="gr2" draw:text-style-name="P3" xml:id="id14" draw:id="id14" draw:layer="layout" svg:width="5.3cm" svg:height="2.077cm" svg:x="7.5cm" svg:y="18.8cm">
          <text:p text:style-name="P1"><text:span text:style-name="T3">Is the item an equipm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0.15cm -0.399cm" svg:x1="5.9cm" svg:y1="21.581cm" svg:x2="10.15cm" svg:y2="18.8cm" draw:start-shape="id13" draw:start-glue-point="7" draw:end-shape="id14" draw:end-glue-point="4" svg:d="M5900 21581h950v-3682h3300v901">
          <text:p/>
        </draw:connector>
        <draw:custom-shape draw:style-name="gr2" draw:text-style-name="P3" xml:id="id12" draw:id="id12" draw:layer="layout" svg:width="4.2cm" svg:height="1.296cm" svg:x="1.8cm" svg:y="18.801cm">
          <text:p text:style-name="P1"><text:span text:style-name="T3">The user will record the transfer of the ite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svg:x1="3.9cm" svg:y1="19.995cm" svg:x2="3.9cm" svg:y2="21.061cm" draw:start-shape="id12" draw:start-glue-point="6" draw:end-shape="id13" draw:end-glue-point="4" svg:d="M3900 19995v1066">
          <text:p/>
        </draw:connector>
        <draw:connector draw:style-name="gr4" draw:text-style-name="P3" draw:layer="layout" svg:x1="10.15cm" svg:y1="20.877cm" svg:x2="10.15cm" svg:y2="22.2cm" draw:start-shape="id14" draw:start-glue-point="6" draw:end-shape="id15" draw:end-glue-point="4" svg:d="M10150 20877v1323">
          <text:p text:style-name="P1"><text:span text:style-name="T3">Yes</text:span></text:p>
        </draw:connector>
        <draw:custom-shape draw:style-name="gr2" draw:text-style-name="P3" xml:id="id15" draw:id="id15" draw:layer="layout" svg:width="5.7cm" svg:height="1.433cm" svg:x="7.3cm" svg:y="22.2cm">
          <text:p text:style-name="P1"><text:span text:style-name="T3">The system will create an ownership between the item and the owner for tracking purpo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15cm" svg:y1="23.633cm" svg:x2="19.049cm" svg:y2="25.956cm" draw:start-shape="id15" draw:start-glue-point="6" draw:end-shape="id16" draw:end-glue-point="5" svg:d="M10150 23633v2323h8899">
          <text:p/>
        </draw:connector>
        <draw:connector draw:style-name="gr4" draw:text-style-name="P3" draw:layer="layout" draw:line-skew="-0.425cm" svg:x1="12.8cm" svg:y1="19.839cm" svg:x2="19.049cm" svg:y2="25.956cm" draw:start-shape="id14" draw:start-glue-point="7" draw:end-shape="id16" draw:end-glue-point="5" svg:d="M12800 19839h2700v6117h3549">
          <text:p text:style-name="P1"><text:span text:style-name="T3">No</text:span></text:p>
        </draw:connector>
      </draw:page>
      <draw:page draw:name="page2" draw:style-name="dp1" draw:master-page-name="Default">
        <draw:custom-shape draw:style-name="gr1" draw:text-style-name="P2" draw:layer="layout" svg:width="19.59cm" svg:height="2.9cm" svg:x="1cm" svg:y="1cm">
          <text:p text:style-name="P1"><text:span text:style-name="T1">OWNER REGISTRATION</text:span></text:p>
          <text:p text:style-name="P1"><text:span text:style-name="T2"/></text:p>
          <text:p text:style-name="P1"><text:span text:style-name="T2">This is the flow of the transaction when the Human Resource Office is going to register a qualified owner of an item in the system expected that the owner is a bonafide employee of the organiza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2.044cm" svg:height="0.913cm" svg:x="1.256cm" svg:y="4.187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6" draw:id="id26" draw:layer="layout" svg:width="1.251cm" svg:height="0.913cm" svg:x="19cm" svg:y="25.687cm">
          <text:p text:style-name="P1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9" draw:id="id19" draw:layer="layout" svg:width="5cm" svg:height="2.077cm" svg:x="7cm" svg:y="6.023cm">
          <text:p text:style-name="P1"><text:span text:style-name="T2">Does the data exis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0.133cm" svg:x1="2.278cm" svg:y1="5.1cm" svg:x2="3.85cm" svg:y2="6.167cm" draw:start-shape="id17" draw:start-glue-point="6" draw:end-shape="id18" draw:end-glue-point="4" svg:d="M2278 5100v400h1572v667">
          <text:p/>
        </draw:connector>
        <draw:connector draw:style-name="gr3" draw:text-style-name="P1" draw:layer="layout" draw:line-skew="0cm -0.221cm" svg:x1="5.9cm" svg:y1="6.884cm" svg:x2="9.5cm" svg:y2="6.023cm" draw:start-shape="id18" draw:start-glue-point="7" draw:end-shape="id19" draw:end-glue-point="4" svg:d="M5900 6884h551v-1584h3049v723">
          <text:p/>
        </draw:connector>
        <draw:connector draw:style-name="gr4" draw:text-style-name="P2" draw:layer="layout" draw:line-skew="-0.202cm" svg:x1="9.5cm" svg:y1="8.1cm" svg:x2="4.05cm" svg:y2="9.204cm" draw:start-shape="id19" draw:start-glue-point="6" draw:end-shape="id20" svg:d="M9500 8100v350h-5450v754">
          <text:p text:style-name="P1"><text:span text:style-name="T2">Yes</text:span></text:p>
        </draw:connector>
        <draw:connector draw:style-name="gr4" draw:text-style-name="P2" draw:layer="layout" svg:x1="12cm" svg:y1="7.062cm" svg:x2="14.3cm" svg:y2="7.929cm" draw:start-shape="id19" draw:start-glue-point="7" draw:end-shape="id21" draw:end-glue-point="4" svg:d="M12000 7062h2300v867">
          <text:p text:style-name="P1"><text:span text:style-name="T2">No</text:span></text:p>
        </draw:connector>
        <draw:custom-shape draw:style-name="gr2" draw:text-style-name="P2" xml:id="id21" draw:id="id21" draw:layer="layout" svg:width="5.6cm" svg:height="1.296cm" svg:x="11.5cm" svg:y="7.8cm">
          <text:p text:style-name="P1"><text:span text:style-name="T2">The user will record the employee's data into the syste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xml:id="id20" draw:id="id20" draw:layer="layout" svg:width="5.1cm" svg:height="1.296cm" svg:x="1.5cm" svg:y="9.204cm">
          <text:p text:style-name="P1"><text:span text:style-name="T2">The user will update the employee's data if necessary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xml:id="id18" draw:id="id18" draw:layer="layout" svg:width="4.1cm" svg:height="1.433cm" svg:x="1.8cm" svg:y="6.167cm">
          <text:p text:style-name="P1"><text:span text:style-name="T3">The user will check if the employee's data is recorded in the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3" draw:id="id23" draw:layer="layout" svg:width="5.5cm" svg:height="2.865cm" svg:x="1.4cm" svg:y="13cm">
          <text:p text:style-name="P1"><text:span text:style-name="T3">Has an active employment informa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2" draw:id="id22" draw:layer="layout" svg:width="6cm" svg:height="1.433cm" svg:x="8.8cm" svg:y="10.367cm">
          <text:p text:style-name="P1"><text:span text:style-name="T3">The user will check if the employee have an active employment information in the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05cm" svg:y1="10.398cm" svg:x2="8.8cm" svg:y2="11.084cm" draw:start-shape="id20" draw:start-glue-point="6" draw:end-shape="id22" draw:end-glue-point="5" svg:d="M4050 10398v686h4750">
          <text:p/>
        </draw:connector>
        <draw:connector draw:style-name="gr3" draw:text-style-name="P1" draw:layer="layout" draw:line-skew="-0.182cm" svg:x1="14.3cm" svg:y1="8.994cm" svg:x2="11.8cm" svg:y2="10.367cm" draw:start-shape="id21" draw:start-glue-point="6" draw:end-shape="id22" draw:end-glue-point="4" svg:d="M14300 8994v556h-2500v817">
          <text:p/>
        </draw:connector>
        <draw:connector draw:style-name="gr3" draw:text-style-name="P1" draw:layer="layout" draw:line-skew="-0.184cm" svg:x1="11.8cm" svg:y1="11.8cm" svg:x2="4.15cm" svg:y2="13cm" draw:start-shape="id22" draw:start-glue-point="6" draw:end-shape="id23" draw:end-glue-point="4" svg:d="M11800 11800v416h-7650v784">
          <text:p/>
        </draw:connector>
        <draw:custom-shape draw:style-name="gr2" draw:text-style-name="P3" xml:id="id24" draw:id="id24" draw:layer="layout" svg:width="5.1cm" svg:height="1.433cm" svg:x="8.9cm" svg:y="15.2cm">
          <text:p text:style-name="P1"><text:span text:style-name="T3">The user will add an active employment information of the employee on the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6.9cm" svg:y1="14.433cm" svg:x2="11.45cm" svg:y2="15.2cm" draw:start-shape="id23" draw:start-glue-point="7" draw:end-shape="id24" draw:end-glue-point="4" svg:d="M6900 14433h4550v767">
          <text:p text:style-name="P1"><text:span text:style-name="T3">No</text:span></text:p>
        </draw:connector>
        <draw:custom-shape draw:style-name="gr2" draw:text-style-name="P3" xml:id="id25" draw:id="id25" draw:layer="layout" svg:width="6.2cm" svg:height="1.433cm" svg:x="2.6cm" svg:y="16.967cm">
          <text:p text:style-name="P1"><text:span text:style-name="T3">The user will update the employee's active employment information on the system if necess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line-skew="-0.232cm" svg:x1="4.15cm" svg:y1="15.865cm" svg:x2="5.7cm" svg:y2="16.967cm" draw:start-shape="id23" draw:start-glue-point="6" draw:end-shape="id25" draw:end-glue-point="4" svg:d="M4150 15865v319h1550v783">
          <text:p text:style-name="P1"><text:span text:style-name="T3">Yes</text:span></text:p>
        </draw:connector>
        <draw:connector draw:style-name="gr3" draw:text-style-name="P1" draw:layer="layout" draw:line-skew="-3.06cm" svg:x1="5.7cm" svg:y1="18.4cm" svg:x2="19.626cm" svg:y2="25.687cm" draw:start-shape="id25" draw:start-glue-point="6" draw:end-shape="id26" draw:end-glue-point="4" svg:d="M5700 18400v583h13926v6704">
          <text:p/>
        </draw:connector>
        <draw:connector draw:style-name="gr3" draw:text-style-name="P1" draw:layer="layout" svg:x1="14cm" svg:y1="15.917cm" svg:x2="19.626cm" svg:y2="25.687cm" draw:start-shape="id24" draw:start-glue-point="7" draw:end-shape="id26" draw:end-glue-point="4" svg:d="M14000 15917h5626v9770">
          <text:p/>
        </draw:connector>
      </draw:page>
      <draw:page draw:name="page3" draw:style-name="dp1" draw:master-page-name="Default">
        <draw:custom-shape draw:style-name="gr1" draw:text-style-name="P2" draw:layer="layout" svg:width="19.59cm" svg:height="2.9cm" svg:x="1cm" svg:y="1cm">
          <text:p text:style-name="P1"><text:span text:style-name="T1">OWNERSHIP-RELATIONSHIP ESTABLISHMENT</text:span></text:p>
          <text:p text:style-name="P1"><text:span text:style-name="T2"/></text:p>
          <text:p text:style-name="P1"><text:span text:style-name="T2">This is the flow of the transaction on the establishment of ownership-relationship of items and its owners for monitoring and tracking purposes which will be manage by the IT Technical Staf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7" draw:id="id27" draw:layer="layout" svg:width="2.044cm" svg:height="0.913cm" svg:x="1.3cm" svg:y="4.287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0" draw:id="id40" draw:layer="layout" svg:width="1.251cm" svg:height="0.913cm" svg:x="19.1cm" svg:y="25.7cm">
          <text:p text:style-name="P1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line-skew="-0.18cm" svg:x1="2.322cm" svg:y1="5.2cm" svg:x2="6cm" svg:y2="6.361cm" draw:start-shape="id27" draw:start-glue-point="6" draw:end-shape="id28" draw:end-glue-point="4" svg:d="M2322 5200v400h3678v761">
          <text:p/>
        </draw:connector>
        <draw:connector draw:style-name="gr3" draw:text-style-name="P1" draw:layer="layout" draw:line-skew="0cm -0.198cm" svg:x1="9.5cm" svg:y1="6.881cm" svg:x2="13.2cm" svg:y2="5.5cm" draw:start-shape="id28" draw:start-glue-point="7" draw:end-shape="id29" draw:end-glue-point="4" svg:d="M9500 6881h651v-2081h3049v700">
          <text:p/>
        </draw:connector>
        <draw:connector draw:style-name="gr4" draw:text-style-name="P3" draw:layer="layout" svg:x1="4.1cm" svg:y1="10.7cm" svg:x2="4.1cm" svg:y2="12.167cm" draw:start-shape="id30" draw:start-glue-point="6" draw:end-shape="id31" draw:end-glue-point="4" svg:d="M4100 10700v1467">
          <text:p text:style-name="P1"><text:span text:style-name="T3">Yes</text:span></text:p>
        </draw:connector>
        <draw:custom-shape draw:style-name="gr2" draw:text-style-name="P3" xml:id="id29" draw:id="id29" draw:layer="layout" svg:width="4.8cm" svg:height="2.077cm" svg:x="10.8cm" svg:y="5.5cm">
          <text:p text:style-name="P1"><text:span text:style-name="T3">Does the item exis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0" draw:id="id30" draw:layer="layout" svg:width="5.4cm" svg:height="2.077cm" svg:x="1.4cm" svg:y="8.623cm">
          <text:p text:style-name="P1"><text:span text:style-name="T3">Does the owner exis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draw:line-skew="-0.2cm" svg:x1="13.2cm" svg:y1="7.577cm" svg:x2="4.1cm" svg:y2="8.623cm" draw:start-shape="id29" draw:start-glue-point="6" draw:end-shape="id30" draw:end-glue-point="4" svg:d="M13200 7577v323h-9100v723">
          <text:p text:style-name="P1"><text:span text:style-name="T3">Yes</text:span></text:p>
        </draw:connector>
        <draw:custom-shape draw:style-name="gr2" draw:text-style-name="P3" xml:id="id32" draw:id="id32" draw:layer="layout" svg:width="7.8cm" svg:height="1.434cm" svg:x="12.1cm" svg:y="8.466cm">
          <text:p text:style-name="P1"><text:span text:style-name="T3">The user will approach the Properties and Supplies for Item Registration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xml:id="id33" draw:id="id33" draw:layer="layout" svg:width="7.8cm" svg:height="1.434cm" svg:x="6cm" svg:y="10.9cm">
          <text:p text:style-name="P1"><text:span text:style-name="T3">The user will approach the Human Resource Office for Owner Registration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3" draw:layer="layout" svg:x1="15.6cm" svg:y1="6.539cm" svg:x2="16cm" svg:y2="8.466cm" draw:start-shape="id29" draw:start-glue-point="7" draw:end-shape="id32" draw:end-glue-point="4" svg:d="M15600 6539h400v1927">
          <text:p text:style-name="P1"><text:span text:style-name="T3">No</text:span></text:p>
        </draw:connector>
        <draw:connector draw:style-name="gr4" draw:text-style-name="P3" draw:layer="layout" svg:x1="6.8cm" svg:y1="9.662cm" svg:x2="9.9cm" svg:y2="10.9cm" draw:start-shape="id30" draw:start-glue-point="7" draw:end-shape="id33" draw:end-glue-point="4" svg:d="M6800 9662h3100v1238">
          <text:p text:style-name="P1"><text:span text:style-name="T3">No</text:span></text:p>
        </draw:connector>
        <draw:custom-shape draw:style-name="gr2" draw:text-style-name="P3" xml:id="id34" draw:id="id34" draw:layer="layout" svg:width="7.3cm" svg:height="1.296cm" svg:x="11.6cm" svg:y="13.404cm">
          <text:p text:style-name="P1"><text:span text:style-name="T3">The respective office/department will register the necessary data into the syste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draw:line-skew="-0.17cm" svg:x1="9.9cm" svg:y1="12.334cm" svg:x2="15.25cm" svg:y2="13.533cm" draw:start-shape="id33" draw:start-glue-point="6" draw:end-shape="id34" draw:end-glue-point="4" svg:d="M9900 12334v366h5350v833">
          <text:p/>
        </draw:connector>
        <draw:connector draw:style-name="gr3" draw:text-style-name="P1" draw:layer="layout" svg:x1="16cm" svg:y1="9.9cm" svg:x2="15.25cm" svg:y2="13.533cm" draw:start-shape="id32" draw:end-shape="id34" draw:end-glue-point="4" svg:d="M16000 9900v1753h-750v1880">
          <text:p/>
        </draw:connector>
        <draw:connector draw:style-name="gr3" draw:text-style-name="P1" draw:layer="layout" draw:line-skew="-0.202cm 9.749cm -1.359cm" svg:x1="15.25cm" svg:y1="14.598cm" svg:x2="6cm" svg:y2="6.361cm" draw:start-shape="id34" draw:start-glue-point="6" draw:end-shape="id28" draw:end-glue-point="4" svg:d="M15250 14598v402h5050v-10500h-14300v1861">
          <text:p/>
        </draw:connector>
        <draw:custom-shape draw:style-name="gr2" draw:text-style-name="P3" xml:id="id28" draw:id="id28" draw:layer="layout" svg:width="7cm" svg:height="1.039cm" svg:x="2.5cm" svg:y="6.361cm">
          <text:p text:style-name="P1"><text:span text:style-name="T3">The user will check the existence of the owner's and the item's data in the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5" draw:id="id35" draw:layer="layout" svg:width="6.4cm" svg:height="2.077cm" svg:x="4.2cm" svg:y="14.122cm">
          <text:p text:style-name="P1"><text:span text:style-name="T3">Is there an active valid ownershi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6.1cm" svg:y1="12.884cm" svg:x2="7.4cm" svg:y2="14.122cm" draw:start-shape="id31" draw:start-glue-point="7" draw:end-shape="id35" draw:end-glue-point="4" svg:d="M6100 12884h1300v1238">
          <text:p/>
        </draw:connector>
        <draw:custom-shape draw:style-name="gr2" draw:text-style-name="P3" xml:id="id36" draw:id="id36" draw:layer="layout" svg:width="7.7cm" svg:height="1.434cm" svg:x="1.2cm" svg:y="17.3cm">
          <text:p text:style-name="P1"><text:span text:style-name="T3">Notify the user that the item is currently owned and ask if the transaction will proce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3" draw:layer="layout" draw:line-skew="-0.234cm" svg:x1="7.4cm" svg:y1="16.199cm" svg:x2="5.05cm" svg:y2="17.3cm" draw:start-shape="id35" draw:start-glue-point="6" draw:end-shape="id36" draw:end-glue-point="4" svg:d="M7400 16199v317h-2350v784">
          <text:p text:style-name="P1"><text:span text:style-name="T3">Yes</text:span></text:p>
        </draw:connector>
        <draw:connector draw:style-name="gr4" draw:text-style-name="P3" draw:layer="layout" svg:x1="10.6cm" svg:y1="15.161cm" svg:x2="12.45cm" svg:y2="16.067cm" draw:start-shape="id35" draw:start-glue-point="7" draw:end-shape="id37" draw:end-glue-point="4" svg:d="M10600 15161h1850v906">
          <text:p text:style-name="P1"><text:span text:style-name="T3">No</text:span></text:p>
        </draw:connector>
        <draw:custom-shape draw:style-name="gr2" draw:text-style-name="P3" xml:id="id38" draw:id="id38" draw:layer="layout" svg:width="7.1cm" svg:height="2.077cm" svg:x="12cm" svg:y="18.798cm">
          <text:p text:style-name="P1"><text:span text:style-name="T3">Does the user wishes to proce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.9cm" svg:y1="18.017cm" svg:x2="15.55cm" svg:y2="18.798cm" draw:start-shape="id36" draw:start-glue-point="7" draw:end-shape="id38" draw:end-glue-point="4" svg:d="M8900 18017h6650v781">
          <text:p/>
        </draw:connector>
        <draw:connector draw:style-name="gr4" draw:text-style-name="P3" draw:layer="layout" draw:line-skew="-0.122cm" svg:x1="15.55cm" svg:y1="20.875cm" svg:x2="5.2cm" svg:y2="22.067cm" draw:start-shape="id38" draw:start-glue-point="6" draw:end-shape="id39" draw:end-glue-point="4" svg:d="M15550 20875v474h-10350v718">
          <text:p text:style-name="P1"><text:span text:style-name="T3">Yes</text:span></text:p>
        </draw:connector>
        <draw:connector draw:style-name="gr4" draw:text-style-name="P3" draw:layer="layout" svg:x1="19.1cm" svg:y1="19.837cm" svg:x2="19.726cm" svg:y2="25.7cm" draw:start-shape="id38" draw:start-glue-point="7" draw:end-shape="id40" draw:end-glue-point="4" svg:d="M19100 19837h626v5863">
          <text:p text:style-name="P1"><text:span text:style-name="T3">No</text:span></text:p>
        </draw:connector>
        <draw:connector draw:style-name="gr3" draw:text-style-name="P1" draw:layer="layout" svg:x1="14.6cm" svg:y1="16.784cm" svg:x2="19.726cm" svg:y2="25.7cm" draw:start-shape="id37" draw:start-glue-point="7" draw:end-shape="id40" draw:end-glue-point="4" svg:d="M14600 16784h5126v8916">
          <text:p/>
        </draw:connector>
        <draw:connector draw:style-name="gr3" draw:text-style-name="P1" draw:layer="layout" svg:x1="8.6cm" svg:y1="22.784cm" svg:x2="19.1cm" svg:y2="26.156cm" draw:start-shape="id39" draw:start-glue-point="7" draw:end-shape="id40" draw:end-glue-point="5" svg:d="M8600 22784h5250v3372h5250">
          <text:p/>
        </draw:connector>
        <draw:custom-shape draw:style-name="gr2" draw:text-style-name="P3" xml:id="id31" draw:id="id31" draw:layer="layout" svg:width="4cm" svg:height="1.433cm" svg:x="2.1cm" svg:y="12.167cm">
          <text:p text:style-name="P1"><text:span text:style-name="T3">The system will check and validate an active ownership of the i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7" draw:id="id37" draw:layer="layout" svg:width="4.3cm" svg:height="1.433cm" svg:x="10.3cm" svg:y="16.067cm">
          <text:p text:style-name="P1"><text:span text:style-name="T3">The system will create a new ownership between the item and the owne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39" draw:id="id39" draw:layer="layout" svg:width="6.8cm" svg:height="1.433cm" svg:x="1.8cm" svg:y="22.067cm">
          <text:p text:style-name="P1"><text:span text:style-name="T3">The system will end the active ownership and creates a new ownership between the item and the new owner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19.59cm" svg:height="2.9cm" svg:x="1cm" svg:y="1cm">
          <text:p text:style-name="P1"><text:span text:style-name="T1">DATA ADMINISTRATION</text:span></text:p>
          <text:p text:style-name="P1"><text:span text:style-name="T2"/></text:p>
          <text:p text:style-name="P1"><text:span text:style-name="T2">This is the flow of the transaction when a user wants to do a sensitive data manipulation, such as data deletion, and will be needing an approval from authorized personnels from the department in charged of the data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1" draw:id="id41" draw:layer="layout" svg:width="2.044cm" svg:height="0.913cm" svg:x="1.5cm" svg:y="4.3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8" draw:id="id48" draw:layer="layout" svg:width="1.251cm" svg:height="0.913cm" svg:x="19.049cm" svg:y="25.8cm">
          <text:p text:style-name="P1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3" draw:id="id43" draw:layer="layout" svg:width="7.4cm" svg:height="2.865cm" svg:x="5.7cm" svg:y="7.9cm">
          <text:p text:style-name="P1"><text:span text:style-name="T2">Does the data exists in the syste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0.156cm" svg:x1="2.522cm" svg:y1="5.213cm" svg:x2="5.15cm" svg:y2="6.361cm" draw:start-shape="id41" draw:start-glue-point="6" draw:end-shape="id42" draw:end-glue-point="4" svg:d="M2522 5213v417h2628v731">
          <text:p/>
        </draw:connector>
        <draw:connector draw:style-name="gr4" draw:text-style-name="P2" draw:layer="layout" svg:x1="13.1cm" svg:y1="9.333cm" svg:x2="16.75cm" svg:y2="10.2cm" draw:start-shape="id43" draw:start-glue-point="7" draw:end-shape="id44" draw:end-glue-point="4" svg:d="M13100 9333h3650v867">
          <text:p text:style-name="P1"><text:span text:style-name="T2">No</text:span></text:p>
        </draw:connector>
        <draw:connector draw:style-name="gr4" draw:text-style-name="P2" draw:layer="layout" draw:line-skew="-0.166cm" svg:x1="9.4cm" svg:y1="10.765cm" svg:x2="3cm" svg:y2="11.967cm" draw:start-shape="id43" draw:start-glue-point="6" draw:end-shape="id45" draw:end-glue-point="4" svg:d="M9400 10765v435h-6400v767">
          <text:p text:style-name="P1"><text:span text:style-name="T2">Yes</text:span></text:p>
        </draw:connector>
        <draw:connector draw:style-name="gr3" draw:text-style-name="P1" draw:layer="layout" svg:x1="4.5cm" svg:y1="12.683cm" svg:x2="6.5cm" svg:y2="12.686cm" draw:start-shape="id45" draw:end-shape="id46" draw:end-glue-point="5" svg:d="M4500 12683h1001v3h999">
          <text:p/>
        </draw:connector>
        <draw:connector draw:style-name="gr3" draw:text-style-name="P1" draw:layer="layout" svg:x1="11cm" svg:y1="12.686cm" svg:x2="14.5cm" svg:y2="13.9cm" draw:start-shape="id46" draw:start-glue-point="7" draw:end-shape="id47" draw:end-glue-point="4" svg:d="M11000 12686h3500v1214">
          <text:p/>
        </draw:connector>
        <draw:custom-shape draw:style-name="gr2" draw:text-style-name="P2" xml:id="id44" draw:id="id44" draw:layer="layout" svg:width="6.7cm" svg:height="1.434cm" svg:x="13.4cm" svg:y="10.2cm">
          <text:p text:style-name="P1"><text:span text:style-name="T2">The system will print that the data never existed or has been delet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draw:line-skew="-5.065cm" svg:x1="16.75cm" svg:y1="11.634cm" svg:x2="19.675cm" svg:y2="25.8cm" draw:start-shape="id44" draw:start-glue-point="6" draw:end-shape="id48" draw:end-glue-point="4" svg:d="M16750 11634v2018h2925v12148">
          <text:p/>
        </draw:connector>
        <draw:connector draw:style-name="gr3" draw:text-style-name="P1" draw:layer="layout" svg:x1="7.2cm" svg:y1="6.881cm" svg:x2="9.4cm" svg:y2="7.9cm" draw:start-shape="id42" draw:start-glue-point="7" draw:end-shape="id43" draw:end-glue-point="4" svg:d="M7200 6881h2200v1019">
          <text:p/>
        </draw:connector>
        <draw:connector draw:style-name="gr4" draw:text-style-name="P2" draw:layer="layout" draw:line-skew="-0.233cm" svg:x1="14.5cm" svg:y1="16.765cm" svg:x2="4.05cm" svg:y2="18cm" draw:start-shape="id47" draw:start-glue-point="6" draw:end-shape="id49" draw:end-glue-point="4" svg:d="M14500 16765v384h-10450v851">
          <text:p text:style-name="P1"><text:span text:style-name="T2">Yes</text:span></text:p>
        </draw:connector>
        <draw:connector draw:style-name="gr4" draw:text-style-name="P2" draw:layer="layout" svg:x1="18.3cm" svg:y1="15.333cm" svg:x2="19.675cm" svg:y2="25.8cm" draw:start-shape="id47" draw:start-glue-point="7" draw:end-shape="id48" draw:end-glue-point="4" svg:d="M18300 15333h1375v10467">
          <text:p text:style-name="P1"><text:span text:style-name="T2">No</text:span></text:p>
        </draw:connector>
        <draw:custom-shape draw:style-name="gr2" draw:text-style-name="P3" xml:id="id42" draw:id="id42" draw:layer="layout" svg:width="4.1cm" svg:height="1.039cm" svg:x="3.1cm" svg:y="6.361cm">
          <text:p text:style-name="P1"><text:span text:style-name="T3">The user will check the existence of th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6" draw:id="id46" draw:layer="layout" svg:width="4.5cm" svg:height="1.827cm" svg:x="6.5cm" svg:y="11.773cm">
          <text:p text:style-name="P1"><text:span text:style-name="T3">The system will not apply the action on the data but will notify authorized personnels for approv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5" draw:id="id45" draw:layer="layout" svg:width="3cm" svg:height="1.433cm" svg:x="1.5cm" svg:y="11.967cm">
          <text:p text:style-name="P1"><text:span text:style-name="T3">The user will apply the action on th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7" draw:id="id47" draw:layer="layout" svg:width="7.6cm" svg:height="2.865cm" svg:x="10.7cm" svg:y="13.9cm">
          <text:p text:style-name="P1"><text:span text:style-name="T3">Did the authorized personnels approved the ac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49" draw:id="id49" draw:layer="layout" svg:width="4.3cm" svg:height="1.039cm" svg:x="1.9cm" svg:y="18cm">
          <text:p text:style-name="P1"><text:span text:style-name="T3">The system will process the requested 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05cm" svg:y1="19.039cm" svg:x2="19.674cm" svg:y2="25.8cm" draw:start-shape="id49" draw:start-glue-point="6" draw:end-shape="id48" svg:d="M4050 19039v3380h15624v3381">
          <text:p/>
        </draw:connector>
      </draw:page>
      <draw:page draw:name="page5" draw:style-name="dp1" draw:master-page-name="Default">
        <draw:custom-shape draw:style-name="gr1" draw:text-style-name="P2" draw:layer="layout" svg:width="19.59cm" svg:height="2.9cm" svg:x="1cm" svg:y="1cm">
          <text:p text:style-name="P1"><text:span text:style-name="T1">OWNERSHIP VALIDATION</text:span></text:p>
          <text:p text:style-name="P1"><text:span text:style-name="T2"/></text:p>
          <text:p text:style-name="P1"><text:span text:style-name="T2">This is the flow of the system when it will validate the ownership between a specific item and its active owne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0" draw:id="id50" draw:layer="layout" svg:width="2.044cm" svg:height="0.913cm" svg:x="1.5cm" svg:y="4.3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4" draw:id="id54" draw:layer="layout" svg:width="1.251cm" svg:height="0.913cm" svg:x="19.049cm" svg:y="25.8cm">
          <text:p text:style-name="P1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line-skew="-0.139cm" svg:x1="2.522cm" svg:y1="5.213cm" svg:x2="4.3cm" svg:y2="6.066cm" draw:start-shape="id50" draw:start-glue-point="6" draw:end-shape="id51" draw:end-glue-point="0" svg:d="M2522 5213v287h1778v566">
          <text:p/>
        </draw:connector>
        <draw:custom-shape draw:style-name="gr2" draw:text-style-name="P2" xml:id="id52" draw:id="id52" draw:layer="layout" svg:width="5.8cm" svg:height="2.077cm" svg:x="12.9cm" svg:y="7.424cm">
          <text:p text:style-name="P1"><text:span text:style-name="T2">Has an active own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draw:line-skew="-0.234cm" svg:x1="15.8cm" svg:y1="9.501cm" svg:x2="4.75cm" svg:y2="10.567cm" draw:start-shape="id52" draw:start-glue-point="6" draw:end-shape="id53" draw:end-glue-point="4" svg:d="M15800 9501v299h-11050v767">
          <text:p text:style-name="P1"><text:span text:style-name="T3">Yes</text:span></text:p>
        </draw:connector>
        <draw:connector draw:style-name="gr4" draw:text-style-name="P3" draw:layer="layout" svg:x1="18.7cm" svg:y1="8.463cm" svg:x2="19.675cm" svg:y2="25.8cm" draw:start-shape="id52" draw:start-glue-point="7" draw:end-shape="id54" draw:end-glue-point="4" svg:d="M18700 8463h975v17337">
          <text:p text:style-name="P1"><text:span text:style-name="T3">No</text:span></text:p>
        </draw:connector>
        <draw:connector draw:style-name="gr4" draw:text-style-name="P3" draw:layer="layout" svg:x1="6.9cm" svg:y1="24.333cm" svg:x2="9.2cm" svg:y2="24.316cm" draw:start-shape="id55" draw:start-glue-point="7" draw:end-shape="id56" svg:d="M6900 24333h1151v-17h1149">
          <text:p text:style-name="P1"><text:span text:style-name="T3">No</text:span></text:p>
        </draw:connector>
        <draw:connector draw:style-name="gr4" draw:text-style-name="P3" draw:layer="layout" svg:x1="4.75cm" svg:y1="25.765cm" svg:x2="19.049cm" svg:y2="26.256cm" draw:start-shape="id55" draw:start-glue-point="6" draw:end-shape="id54" draw:end-glue-point="5" svg:d="M4750 25765v501h8225v-10h6074">
          <text:p text:style-name="P1"><text:span text:style-name="T3">Yes</text:span></text:p>
        </draw:connector>
        <draw:connector draw:style-name="gr3" draw:text-style-name="P1" draw:layer="layout" svg:x1="14cm" svg:y1="24.317cm" svg:x2="19.675cm" svg:y2="25.8cm" draw:start-shape="id56" draw:start-glue-point="7" draw:end-shape="id54" draw:end-glue-point="4" svg:d="M14000 24317h5675v1483">
          <text:p/>
        </draw:connector>
        <draw:custom-shape draw:style-name="gr2" draw:text-style-name="P3" xml:id="id51" draw:id="id51" draw:layer="layout" svg:width="4.8cm" svg:height="1.434cm" svg:x="1.9cm" svg:y="6.066cm">
          <text:p text:style-name="P1"><text:span text:style-name="T3">The system will identify if the item has an active own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6.7cm" svg:y1="6.783cm" svg:x2="15.8cm" svg:y2="7.424cm" draw:start-shape="id51" draw:start-glue-point="1" draw:end-shape="id52" draw:end-glue-point="4" svg:d="M6700 6783h9100v641">
          <text:p/>
        </draw:connector>
        <draw:custom-shape draw:style-name="gr2" draw:text-style-name="P2" xml:id="id53" draw:id="id53" draw:layer="layout" svg:width="6.5cm" svg:height="1.433cm" svg:x="1.5cm" svg:y="10.567cm">
          <text:p text:style-name="P1"><text:span text:style-name="T2">The system will check the employment details of the active owner for the validity of the ownershi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5" draw:id="id55" draw:layer="layout" svg:width="4.3cm" svg:height="2.865cm" svg:x="2.6cm" svg:y="22.9cm">
          <text:p text:style-name="P1"><text:span text:style-name="T3">Is the ownership 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4.75cm" svg:y1="12cm" svg:x2="4.75cm" svg:y2="22.9cm" draw:start-shape="id53" draw:start-glue-point="6" draw:end-shape="id55" draw:end-glue-point="4" svg:d="M4750 12000v10900">
          <text:p/>
        </draw:connector>
        <draw:custom-shape draw:style-name="gr2" draw:text-style-name="P3" xml:id="id56" draw:id="id56" draw:layer="layout" svg:width="4.8cm" svg:height="1.433cm" svg:x="9.2cm" svg:y="23.6cm">
          <text:p text:style-name="P1"><text:span text:style-name="T3">The system will end the ownership between the item and the active owner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" draw:layer="layout" svg:width="19.59cm" svg:height="2.9cm" svg:x="1cm" svg:y="1cm">
          <text:p text:style-name="P1"><text:span text:style-name="T4">DATA MANIPULATION LOGGING</text:span></text:p>
          <text:p text:style-name="P1"><text:span text:style-name="T5"/></text:p>
          <text:p text:style-name="P1"><text:span text:style-name="T5">This is the flow of the system when an action has been committed and a data has been added, manipulated, or deleted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7" draw:id="id57" draw:layer="layout" svg:width="2.044cm" svg:height="0.913cm" svg:x="1.5cm" svg:y="4.3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3" draw:id="id63" draw:layer="layout" svg:width="1.251cm" svg:height="0.913cm" svg:x="19.049cm" svg:y="25.8cm">
          <text:p text:style-name="P1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9" draw:id="id59" draw:layer="layout" svg:width="6.8cm" svg:height="2.077cm" svg:x="12.2cm" svg:y="7.923cm">
          <text:p text:style-name="P1"><text:span text:style-name="T2">Is the action/event an err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0.206cm" svg:x1="2.522cm" svg:y1="5.213cm" svg:x2="4.6cm" svg:y2="6.164cm" draw:start-shape="id57" draw:start-glue-point="6" draw:end-shape="id58" draw:end-glue-point="0" svg:d="M2522 5213v269h2078v682">
          <text:p/>
        </draw:connector>
        <draw:connector draw:style-name="gr4" draw:text-style-name="P2" draw:layer="layout" draw:line-skew="-0.3cm" svg:x1="15.6cm" svg:y1="10cm" svg:x2="4.6cm" svg:y2="11.167cm" draw:start-shape="id59" draw:start-glue-point="6" draw:end-shape="id60" draw:end-glue-point="4" svg:d="M15600 10000v283h-11000v884">
          <text:p text:style-name="P1"><text:span text:style-name="T2">Yes</text:span></text:p>
        </draw:connector>
        <draw:custom-shape draw:style-name="gr2" draw:text-style-name="P2" xml:id="id61" draw:id="id61" draw:layer="layout" svg:width="10.5cm" svg:height="1.036cm" svg:x="9.1cm" svg:y="5.964cm">
          <text:p text:style-name="P1"><text:span text:style-name="T2">The system will log the action into the system with necessary inform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7.3cm" svg:y1="6.682cm" svg:x2="9.1cm" svg:y2="6.482cm" draw:start-shape="id58" draw:start-glue-point="1" draw:end-shape="id61" draw:end-glue-point="3" svg:d="M7300 6682h901v-200h899">
          <text:p/>
        </draw:connector>
        <draw:connector draw:style-name="gr3" draw:text-style-name="P1" draw:layer="layout" draw:line-skew="-0.16cm" svg:x1="13.28cm" svg:y1="7cm" svg:x2="15.6cm" svg:y2="7.923cm" draw:start-shape="id61" draw:start-glue-point="7" draw:end-shape="id59" draw:end-glue-point="4" svg:d="M13280 7000v302h2320v621">
          <text:p/>
        </draw:connector>
        <draw:connector draw:style-name="gr3" draw:text-style-name="P1" draw:layer="layout" svg:x1="7.5cm" svg:y1="11.884cm" svg:x2="11.65cm" svg:y2="12.6cm" draw:start-shape="id60" draw:start-glue-point="7" draw:end-shape="id62" draw:end-glue-point="4" svg:d="M7500 11884h4150v716">
          <text:p/>
        </draw:connector>
        <draw:connector draw:style-name="gr4" draw:text-style-name="P2" draw:layer="layout" svg:x1="19cm" svg:y1="8.962cm" svg:x2="19.675cm" svg:y2="25.8cm" draw:start-shape="id59" draw:start-glue-point="7" draw:end-shape="id63" draw:end-glue-point="4" svg:d="M19000 8962h675v16838">
          <text:p text:style-name="P1"><text:span text:style-name="T2">No</text:span></text:p>
        </draw:connector>
        <draw:custom-shape draw:style-name="gr2" draw:text-style-name="P2" xml:id="id62" draw:id="id62" draw:layer="layout" svg:width="7.5cm" svg:height="2.077cm" svg:x="7.9cm" svg:y="12.6cm">
          <text:p text:style-name="P1"><text:span text:style-name="T2">Is it a database-related erro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4" draw:id="id64" draw:layer="layout" svg:width="5.8cm" svg:height="1.036cm" svg:x="1.4cm" svg:y="15.864cm">
          <text:p text:style-name="P1"><text:span text:style-name="T2">The system will log the error into a 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draw:line-skew="-0.251cm" svg:x1="11.65cm" svg:y1="14.677cm" svg:x2="4.3cm" svg:y2="15.864cm" draw:start-shape="id62" draw:start-glue-point="6" draw:end-shape="id64" draw:end-glue-point="5" svg:d="M11650 14677v343h-7350v844">
          <text:p text:style-name="P1"><text:span text:style-name="T2">Yes</text:span></text:p>
        </draw:connector>
        <draw:custom-shape draw:style-name="gr2" draw:text-style-name="P2" xml:id="id65" draw:id="id65" draw:layer="layout" svg:width="6.7cm" svg:height="1.036cm" svg:x="12cm" svg:y="15.2cm">
          <text:p text:style-name="P1"><text:span text:style-name="T2">The system will log the error into the databa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15.4cm" svg:y1="13.639cm" svg:x2="16.02cm" svg:y2="15.2cm" draw:start-shape="id62" draw:start-glue-point="7" draw:end-shape="id65" draw:end-glue-point="4" svg:d="M15400 13639h620v1561">
          <text:p text:style-name="P1"><text:span text:style-name="T2">No</text:span></text:p>
        </draw:connector>
        <draw:custom-shape draw:style-name="gr2" draw:text-style-name="P3" xml:id="id58" draw:id="id58" draw:layer="layout" svg:width="5.4cm" svg:height="1.036cm" svg:x="1.9cm" svg:y="6.164cm">
          <text:p text:style-name="P1"><text:span text:style-name="T3">The system will identify the action/ev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60" draw:id="id60" draw:layer="layout" svg:width="5.8cm" svg:height="1.433cm" svg:x="1.7cm" svg:y="11.167cm">
          <text:p text:style-name="P1"><text:span text:style-name="T3">The system will notify the System Developers and the System Administrators of the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8" draw:id="id68" draw:layer="layout" svg:width="4.2cm" svg:height="1.433cm" svg:x="10.2cm" svg:y="19.867cm">
          <text:p text:style-name="P1"><text:span text:style-name="T3">The system will create a ticket dedicated for fixing the system err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7" draw:id="id67" draw:layer="layout" svg:width="4.2cm" svg:height="1.433cm" svg:x="3.1cm" svg:y="21.3cm">
          <text:p text:style-name="P1"><text:span text:style-name="T3">The system will open the ticket dedicated for fixing the system err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6" draw:id="id66" draw:layer="layout" svg:width="8.2cm" svg:height="2.077cm" svg:x="2cm" svg:y="18cm">
          <text:p text:style-name="P1"><text:span text:style-name="T3">Does a ticket exists for handling these error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0.15cm" svg:x1="4.3cm" svg:y1="16.9cm" svg:x2="6.1cm" svg:y2="18cm" draw:start-shape="id64" draw:start-glue-point="8" draw:end-shape="id66" draw:end-glue-point="4" svg:d="M4300 16900v400h1800v700">
          <text:p/>
        </draw:connector>
        <draw:connector draw:style-name="gr3" draw:text-style-name="P1" draw:layer="layout" svg:x1="14.667cm" svg:y1="16.236cm" svg:x2="6.1cm" svg:y2="18cm" draw:start-shape="id65" draw:start-glue-point="7" draw:end-shape="id66" draw:end-glue-point="4" svg:d="M14667 16236v882h-8567v882">
          <text:p/>
        </draw:connector>
        <draw:connector draw:style-name="gr4" draw:text-style-name="P3" draw:layer="layout" draw:line-skew="-0.173cm" svg:x1="6.1cm" svg:y1="20.077cm" svg:x2="5.2cm" svg:y2="21.3cm" draw:start-shape="id66" draw:start-glue-point="6" draw:end-shape="id67" draw:end-glue-point="4" svg:d="M6100 20077v438h-900v785">
          <text:p text:style-name="P1"><text:span text:style-name="T3">Yes</text:span></text:p>
        </draw:connector>
        <draw:connector draw:style-name="gr4" draw:text-style-name="P3" draw:layer="layout" svg:x1="10.2cm" svg:y1="19.039cm" svg:x2="12.3cm" svg:y2="19.867cm" draw:start-shape="id66" draw:start-glue-point="7" draw:end-shape="id68" draw:end-glue-point="4" svg:d="M10200 19039h2100v828">
          <text:p text:style-name="P1"><text:span text:style-name="T3">No</text:span></text:p>
        </draw:connector>
        <draw:custom-shape draw:style-name="gr2" draw:text-style-name="P3" xml:id="id69" draw:id="id69" draw:layer="layout" svg:width="6.6cm" svg:height="1.434cm" svg:x="1.9cm" svg:y="24.166cm">
          <text:p text:style-name="P1"><text:span text:style-name="T3">The assigned staffs on the ticket will do the necessary action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1" draw:layer="layout" svg:x1="5.2cm" svg:y1="22.733cm" svg:x2="5.2cm" svg:y2="24.166cm" draw:start-shape="id67" draw:start-glue-point="6" draw:end-shape="id69" draw:end-glue-point="4" svg:d="M5200 22733v1433">
          <text:p/>
        </draw:connector>
        <draw:connector draw:style-name="gr3" draw:text-style-name="P1" draw:layer="layout" draw:line-skew="0.467cm" svg:x1="12.3cm" svg:y1="21.3cm" svg:x2="5.2cm" svg:y2="24.166cm" draw:start-shape="id68" draw:start-glue-point="6" draw:end-shape="id69" draw:end-glue-point="4" svg:d="M12300 21300v1900h-7100v966">
          <text:p/>
        </draw:connector>
        <draw:connector draw:style-name="gr3" draw:text-style-name="P1" draw:layer="layout" svg:x1="5.2cm" svg:y1="25.6cm" svg:x2="19.049cm" svg:y2="26.256cm" draw:start-shape="id69" draw:start-glue-point="6" draw:end-shape="id63" draw:end-glue-point="5" svg:d="M5200 25600v656h13849">
          <text:p/>
        </draw:connector>
      </draw:page>
      <draw:page draw:name="page7" draw:style-name="dp1" draw:master-page-name="Default">
        <draw:custom-shape draw:style-name="gr1" draw:text-style-name="P2" draw:layer="layout" svg:width="19.59cm" svg:height="2.9cm" svg:x="1cm" svg:y="1cm">
          <text:p text:style-name="P2"><text:span text:style-name="T1">ACCOUNT REGISTRATION</text:span></text:p>
          <text:p text:style-name="P2"><text:span text:style-name="T2"/></text:p>
          <text:p text:style-name="P2"><text:span text:style-name="T2">This is the flow of transaction when an Administrator is to create an account for a user of the system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0" draw:id="id70" draw:layer="layout" svg:width="2.044cm" svg:height="0.913cm" svg:x="1.256cm" svg:y="4.187cm">
          <text:p text:style-name="P2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76" draw:id="id76" draw:layer="layout" svg:width="1.251cm" svg:height="0.913cm" svg:x="19cm" svg:y="25.687cm">
          <text:p text:style-name="P2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71" draw:id="id71" draw:layer="layout" svg:width="7.9cm" svg:height="1.434cm" svg:x="1.6cm" svg:y="6.2cm">
          <text:p text:style-name="P3"><text:span text:style-name="T3">The account user will approach the system administrator to register him/her as a user of the syste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line-skew="-0.183cm" svg:x1="2.278cm" svg:y1="5.1cm" svg:x2="5.55cm" svg:y2="6.2cm" draw:start-shape="id70" draw:start-glue-point="6" draw:end-shape="id71" svg:d="M2278 5100v367h3272v733">
          <text:p/>
        </draw:connector>
        <draw:custom-shape draw:style-name="gr2" draw:text-style-name="P3" xml:id="id72" draw:id="id72" draw:layer="layout" svg:width="4.6cm" svg:height="1.433cm" svg:x="1.8cm" svg:y="8.7cm">
          <text:p text:style-name="P3"><text:span text:style-name="T3">The Administrator will check the existence of the user's data on the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167cm" svg:x1="5.55cm" svg:y1="7.634cm" svg:x2="4.1cm" svg:y2="8.7cm" draw:start-shape="id71" draw:start-glue-point="2" draw:end-shape="id72" draw:end-glue-point="4" svg:d="M5550 7634v366h-1450v700">
          <text:p/>
        </draw:connector>
        <draw:custom-shape draw:style-name="gr2" draw:text-style-name="P3" xml:id="id73" draw:id="id73" draw:layer="layout" svg:width="4.8cm" svg:height="2.077cm" svg:x="7.5cm" svg:y="8.722cm">
          <text:p text:style-name="P3"><text:span text:style-name="T3">Does the data exis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0cm -0.121cm" svg:x1="6.4cm" svg:y1="9.417cm" svg:x2="9.9cm" svg:y2="8.722cm" draw:start-shape="id72" draw:start-glue-point="7" draw:end-shape="id73" draw:end-glue-point="4" svg:d="M6400 9417h551v-1318h2949v623">
          <text:p/>
        </draw:connector>
        <draw:custom-shape draw:style-name="gr2" draw:text-style-name="P3" xml:id="id74" draw:id="id74" draw:layer="layout" svg:width="5.5cm" svg:height="1.433cm" svg:x="13.5cm" svg:y="8.367cm">
          <text:p text:style-name="P3"><text:span text:style-name="T3">The user will approach the Human Resource Office to register his data into the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2.3cm" svg:y1="9.761cm" svg:x2="13.5cm" svg:y2="9.084cm" draw:start-shape="id73" draw:start-glue-point="7" draw:end-shape="id74" draw:end-glue-point="5" svg:d="M12300 9761h601v-677h599">
          <text:p text:style-name="P1"><text:span text:style-name="T3">No</text:span></text:p>
        </draw:connector>
        <draw:connector draw:style-name="gr3" draw:text-style-name="P1" draw:layer="layout" svg:x1="19cm" svg:y1="9.084cm" svg:x2="9.5cm" svg:y2="6.917cm" draw:start-shape="id74" draw:start-glue-point="7" draw:end-shape="id71" svg:d="M19000 9084h502v-2167h-10002">
          <text:p/>
        </draw:connector>
        <draw:custom-shape draw:style-name="gr2" draw:text-style-name="P3" xml:id="id75" draw:id="id75" draw:layer="layout" svg:width="3.4cm" svg:height="1.039cm" svg:x="2cm" svg:y="11.861cm">
          <text:p text:style-name="P3"><text:span text:style-name="T3">Create an account for the u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line-skew="-0.181cm" svg:x1="9.9cm" svg:y1="10.799cm" svg:x2="3.7cm" svg:y2="11.861cm" draw:start-shape="id73" draw:start-glue-point="6" draw:end-shape="id75" draw:end-glue-point="4" svg:d="M9900 10799v350h-6200v712">
          <text:p text:style-name="P1"><text:span text:style-name="T3">Yes</text:span></text:p>
        </draw:connector>
        <draw:connector draw:style-name="gr3" draw:text-style-name="P1" draw:layer="layout" svg:x1="3.7cm" svg:y1="12.9cm" svg:x2="19.626cm" svg:y2="25.687cm" draw:start-shape="id75" draw:start-glue-point="6" draw:end-shape="id76" draw:end-glue-point="4" svg:d="M3700 12900v6393h15926v6394">
          <text:p/>
        </draw:connector>
      </draw:page>
      <draw:page draw:name="page8" draw:style-name="dp1" draw:master-page-name="Default">
        <draw:custom-shape draw:style-name="gr1" draw:text-style-name="P4" draw:layer="layout" svg:width="19.59cm" svg:height="2.9cm" svg:x="1cm" svg:y="1cm">
          <text:p text:style-name="P1"><text:span text:style-name="T4">ACCESSIBILITY</text:span></text:p>
          <text:p text:style-name="P1"><text:span text:style-name="T5"/></text:p>
          <text:p text:style-name="P1"><text:span text:style-name="T5">This chart will show who are qualified to do wha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7" draw:id="id77" draw:layer="layout" svg:width="4.4cm" svg:height="0.645cm" svg:x="1.7cm" svg:y="4.8cm">
          <text:p text:style-name="P1"><text:span text:style-name="T3">Human Resource Off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9" draw:id="id79" draw:layer="layout" svg:width="4.3cm" svg:height="0.645cm" svg:x="7cm" svg:y="4.755cm">
          <text:p text:style-name="P1"><text:span text:style-name="T3">Properties and Supp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3" draw:id="id83" draw:layer="layout" svg:width="4.1cm" svg:height="0.645cm" svg:x="1.8cm" svg:y="9.655cm">
          <text:p text:style-name="P1"><text:span text:style-name="T3">System Administra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5" draw:id="id85" draw:layer="layout" svg:width="3.3cm" svg:height="0.645cm" svg:x="13.6cm" svg:y="4.8cm">
          <text:p text:style-name="P1"><text:span text:style-name="T3">IT Technical Sta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8" draw:id="id78" draw:layer="layout" svg:width="2.5cm" svg:height="1.433cm" svg:x="2.7cm" svg:y="6.364cm">
          <text:p text:style-name="P1"><text:span text:style-name="T3">Owner/User Registration</text:span></text:p>
          <text:p text:style-name="P1"><text:span text:style-name="T3">(Employe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9cm" svg:y1="5.445cm" svg:x2="3.95cm" svg:y2="6.364cm" draw:start-shape="id77" draw:start-glue-point="6" draw:end-shape="id78" draw:end-glue-point="4" svg:d="M3900 5445v459h50v460">
          <text:p/>
        </draw:connector>
        <draw:custom-shape draw:style-name="gr2" draw:text-style-name="P3" xml:id="id80" draw:id="id80" draw:layer="layout" svg:width="3.2cm" svg:height="1.039cm" svg:x="7.5cm" svg:y="6.261cm">
          <text:p text:style-name="P1"><text:span text:style-name="T3">Item Registration for Inven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1" draw:id="id81" draw:layer="layout" svg:width="2.6cm" svg:height="1.039cm" svg:x="7.8cm" svg:y="8.2cm">
          <text:p text:style-name="P1"><text:span text:style-name="T3">Item Trans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15cm" svg:y1="5.4cm" svg:x2="9.1cm" svg:y2="6.261cm" draw:start-shape="id79" draw:start-glue-point="6" draw:end-shape="id80" draw:end-glue-point="4" svg:d="M9150 5400v430h-50v431">
          <text:p/>
        </draw:connector>
        <draw:connector draw:style-name="gr3" draw:text-style-name="P1" draw:layer="layout" svg:x1="9.1cm" svg:y1="7.3cm" svg:x2="9.1cm" svg:y2="8.2cm" draw:start-shape="id80" draw:start-glue-point="6" draw:end-shape="id81" draw:end-glue-point="4" svg:d="M9100 7300v900">
          <text:p/>
        </draw:connector>
        <draw:custom-shape draw:style-name="gr5" draw:text-style-name="P2" xml:id="id82" draw:id="id82" draw:layer="layout" svg:width="2.2cm" svg:height="1.039cm" svg:x="8cm" svg:y="10.2cm">
          <text:p text:style-name="P2"><text:span text:style-name="T2">Create Ownershi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9.1cm" svg:y1="9.239cm" svg:x2="9.1cm" svg:y2="10.2cm" draw:start-shape="id81" draw:start-glue-point="6" draw:end-shape="id82" draw:end-glue-point="4" svg:d="M9100 9239v961">
          <text:p/>
        </draw:connector>
        <draw:custom-shape draw:style-name="gr2" draw:text-style-name="P2" xml:id="id84" draw:id="id84" draw:layer="layout" svg:width="2.4cm" svg:height="1.039cm" svg:x="2.6cm" svg:y="11.161cm">
          <text:p text:style-name="P1"><text:span text:style-name="T2">Account Regist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85cm" svg:y1="10.3cm" svg:x2="3.8cm" svg:y2="11.161cm" draw:start-shape="id83" draw:start-glue-point="6" draw:end-shape="id84" draw:end-glue-point="4" svg:d="M3850 10300v430h-50v431">
          <text:p/>
        </draw:connector>
        <draw:custom-shape draw:style-name="gr2" draw:text-style-name="P3" xml:id="id86" draw:id="id86" draw:layer="layout" svg:width="2.2cm" svg:height="1.039cm" svg:x="14.1cm" svg:y="6.3cm">
          <text:p text:style-name="P3">Create Ownershi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25cm" svg:y1="5.445cm" svg:x2="15.2cm" svg:y2="6.3cm" draw:start-shape="id85" draw:start-glue-point="6" draw:end-shape="id86" draw:end-glue-point="4" svg:d="M15250 5445v427h-50v428">
          <text:p/>
        </draw:connector>
        <draw:custom-shape draw:style-name="gr2" draw:text-style-name="P3" xml:id="id87" draw:id="id87" draw:layer="layout" svg:width="2.2cm" svg:height="1.039cm" svg:x="14.1cm" svg:y="8.08cm">
          <text:p text:style-name="P3">End Ownershi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2cm" svg:y1="7.339cm" svg:x2="15.2cm" svg:y2="8.08cm" draw:start-shape="id86" draw:start-glue-point="6" draw:end-shape="id87" draw:end-glue-point="4" svg:d="M15200 7339v741">
          <text:p/>
        </draw:connector>
        <draw:custom-shape draw:style-name="gr2" draw:text-style-name="P3" xml:id="id89" draw:id="id89" draw:layer="layout" svg:width="3.4cm" svg:height="1.039cm" svg:x="13.5cm" svg:y="9.961cm">
          <text:p text:style-name="P3">View and Print Ownership Hist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0" draw:id="id90" draw:layer="layout" svg:width="2.9cm" svg:height="1.039cm" svg:x="13.7cm" svg:y="11.93cm">
          <text:p text:style-name="P3">View and Print Invent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8" draw:id="id88" draw:layer="layout" svg:width="2.1cm" svg:height="1.039cm" svg:x="2.7cm" svg:y="13.1cm">
          <text:p text:style-name="P3">View and Print Lo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8cm" svg:y1="12.2cm" svg:x2="3.75cm" svg:y2="13.1cm" draw:start-shape="id84" draw:start-glue-point="6" draw:end-shape="id88" draw:end-glue-point="4" svg:d="M3800 12200v450h-50v450">
          <text:p/>
        </draw:connector>
        <draw:connector draw:style-name="gr3" draw:text-style-name="P1" draw:layer="layout" svg:x1="15.2cm" svg:y1="9.119cm" svg:x2="15.2cm" svg:y2="9.961cm" draw:start-shape="id87" draw:start-glue-point="6" draw:end-shape="id89" draw:end-glue-point="4" svg:d="M15200 9119v842">
          <text:p/>
        </draw:connector>
        <draw:connector draw:style-name="gr3" draw:text-style-name="P1" draw:layer="layout" svg:x1="15.2cm" svg:y1="11cm" svg:x2="15.15cm" svg:y2="11.93cm" draw:start-shape="id89" draw:start-glue-point="6" draw:end-shape="id90" draw:end-glue-point="4" svg:d="M15200 11000v465h-50v4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ystem Developer</meta:initial-creator>
    <meta:creation-date>2014-10-16T09:15:41</meta:creation-date>
    <dc:date>2014-10-20T11:04:54</dc:date>
    <dc:creator>System Developer</dc:creator>
    <meta:editing-duration>PT16H39M50S</meta:editing-duration>
    <meta:editing-cycles>16</meta:editing-cycles>
    <meta:generator>OpenOffice/4.1.1$Unix OpenOffice.org_project/411m6$Build-9775</meta:generator>
    <meta:document-statistic meta:object-count="194"/>
  </office:meta>
</office:document-meta>
</file>